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" style:family="text">
      <style:text-properties fo:color="#000000" style:font-name="Courier New" style:font-name-asian="Courier New" style:font-name-complex="Courier New"/>
    </style:style>
    <style:style style:name="T8" style:family="text">
      <style:text-properties fo:color="#000000" style:font-name="Courier New" style:text-underline-style="solid" style:text-underline-width="auto" style:text-underline-color="font-color" style:font-name-asian="Courier New" style:font-name-complex="Courier New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6a3e3e"/>
    </style:style>
    <style:style style:name="T11" style:family="text">
      <style:text-properties fo:color="#6a3e3e" style:font-name="Courier New" fo:font-size="10pt" style:font-name-asian="Courier New" style:font-size-asian="10pt" style:font-name-complex="Courier New" style:font-size-complex="10pt"/>
    </style:style>
    <style:style style:name="T12" style:family="text">
      <style:text-properties fo:color="#6a3e3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3" style:family="text">
      <style:text-properties fo:color="#0000c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3f7f5f"/>
    </style:style>
    <style:style style:name="T16" style:family="text">
      <style:text-properties fo:color="#3f7f5f"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7 CAR : Election sur un anneau</text:p>
      <text:p text:style-name="P1"><text:span text:style-name="T1"/></text:p>
      <text:p text:style-name="P1"><text:span text:style-name="T1"/></text:p>
      <text:p text:style-name="P2"><text:span text:style-name="T1">1) On fait passer dans chaque message le numéro de l'initiateur du message. On s'arrête lorsque l'on arrive au prédecesseur de cet initiateur.</text:span></text:p>
      <text:p text:style-name="P2"><text:span text:style-name="T1"/></text:p>
      <text:p text:style-name="P2"><text:span text:style-name="T1">2) Flemme de faire le schéma.</text:span></text:p>
      <text:p text:style-name="P3"/>
      <text:p text:style-name="P3">3) On doit faire un tour pour déterminer l'élu (le plus grand identifiant), puis refaire un tour pour le faire savoir à tout le monde en incluant son identifiant dans le message transmis.</text:p>
      <text:p text:style-name="P3"/>
      <text:p text:style-name="P3">4) Flemme de faire le schéma.</text:p>
      <text:p text:style-name="P3"/>
      <text:p text:style-name="P3">5) L'élu et son successeur.</text:p>
      <text:p text:style-name="P3"/>
      <text:p text:style-name="P3">6) 2 solutions :</text:p>
      <text:p text:style-name="P3"><text:tab/>- en asynchrone : envoie classique avec 2 tours de boucles.</text:p>
      <text:p text:style-name="P3"><text:tab/>- en synchrone, on envoie au suivant jusqu'au prédecesseur de l'initiateur puis on <text:tab/> <text:s text:c="2"/><text:tab/> <text:s/>renvoie la réponse dans l'autre sens (un seul tour de boucle).</text:p>
      <text:p text:style-name="P3"/>
      <text:p text:style-name="P3">7)</text:p>
      <text:p text:style-name="P5"><text:span text:style-name="T2">public</text:span><text:span text:style-name="T4"> </text:span><text:span text:style-name="T2">interface</text:span><text:span text:style-name="T4"> </text:span><text:span text:style-name="T9">Anneau</text:span><text:span text:style-name="T4"> </text:span><text:span text:style-name="T2">extends</text:span><text:span text:style-name="T4"> java.rmi.Remote {</text:span></text:p>
      <text:p text:style-name="P6"><text:span text:style-name="T4"><text:tab/></text:span><text:span text:style-name="T2">public</text:span><text:span text:style-name="T4"> </text:span><text:span text:style-name="T2">int</text:span><text:span text:style-name="T4"> election(</text:span><text:span text:style-name="T2">int</text:span><text:span text:style-name="T4"> </text:span><text:span text:style-name="T10">max</text:span><text:span text:style-name="T4">, </text:span><text:span text:style-name="T2">int</text:span><text:span text:style-name="T4"> </text:span><text:span text:style-name="T10">initiateur</text:span><text:span text:style-name="T4">) </text:span><text:span text:style-name="T2">throws</text:span><text:span text:style-name="T4"> RemoteException;</text:span></text:p>
      <text:p text:style-name="P7">}</text:p>
      <text:p text:style-name="P6"/>
      <text:p text:style-name="P6"><text:span text:style-name="T2">public</text:span><text:span text:style-name="T4"> </text:span><text:span text:style-name="T2">class</text:span><text:span text:style-name="T4"> </text:span><text:span text:style-name="T9">AnneauImpl</text:span><text:span text:style-name="T4"> </text:span><text:span text:style-name="T2">extends</text:span><text:span text:style-name="T4"> </text:span><text:span text:style-name="T9">UnicastRemoteObject</text:span><text:span text:style-name="T4"> </text:span><text:span text:style-name="T2">implements</text:span><text:span text:style-name="T4"> Anneau{</text:span></text:p>
      <text:p text:style-name="P6"><text:span text:style-name="T4"><text:tab/></text:span><text:span text:style-name="T15">//</text:span><text:span text:style-name="T16">identifiant</text:span><text:span text:style-name="T15"> </text:span><text:span text:style-name="T16">de</text:span><text:span text:style-name="T15"> site</text:span></text:p>
      <text:p text:style-name="P6"><text:span text:style-name="T4"><text:tab/></text:span><text:span text:style-name="T2">protected</text:span><text:span text:style-name="T4"> </text:span><text:span text:style-name="T2">int</text:span><text:span text:style-name="T4"> </text:span><text:span text:style-name="T13">noInterne</text:span><text:span text:style-name="T4">;</text:span></text:p>
      <text:p text:style-name="P6"><text:span text:style-name="T4"><text:tab/></text:span><text:span text:style-name="T15">//site </text:span><text:span text:style-name="T16">suivant</text:span></text:p>
      <text:p text:style-name="P6"><text:span text:style-name="T4"><text:tab/>Anneau </text:span><text:span text:style-name="T13">suivantInterne</text:span><text:span text:style-name="T4">;</text:span></text:p>
      <text:p text:style-name="P6"/>
      <text:p text:style-name="P6"><text:span text:style-name="T4"><text:tab/></text:span><text:span text:style-name="T15">//</text:span><text:span text:style-name="T16">init</text:span><text:span text:style-name="T15"> </text:span><text:span text:style-name="T16">anneau</text:span></text:p>
      <text:p text:style-name="P6"><text:span text:style-name="T4"><text:tab/></text:span><text:span text:style-name="T2">public</text:span><text:span text:style-name="T4"> AnneauImpl(</text:span><text:span text:style-name="T2">int</text:span><text:span text:style-name="T4"> no, Anneau suivant) </text:span><text:span text:style-name="T2">throws</text:span><text:span text:style-name="T4"> RemoteException {</text:span></text:p>
      <text:p text:style-name="P7"><text:tab/><text:tab/>noInterne = no;</text:p>
      <text:p text:style-name="P7"><text:tab/><text:tab/>suivantInterne = suivant;</text:p>
      <text:p text:style-name="P8"><text:span text:style-name="T7"><text:tab/></text:span><text:span text:style-name="T8">}</text:span></text:p>
      <text:p text:style-name="P8"><text:span text:style-name="T8"/></text:p>
      <text:p text:style-name="P4"><text:span text:style-name="T14"><text:tab/></text:span><text:span text:style-name="T3">public</text:span><text:span text:style-name="T6"> </text:span><text:span text:style-name="T3">int</text:span><text:span text:style-name="T6"> election(</text:span><text:span text:style-name="T3">int</text:span><text:span text:style-name="T6"> </text:span><text:span text:style-name="T12">max</text:span><text:span text:style-name="T6">, </text:span><text:span text:style-name="T3">int</text:span><text:span text:style-name="T6"> </text:span><text:span text:style-name="T12">initiateur</text:span><text:span text:style-name="T6">)</text:span></text:p>
      <text:p text:style-name="P6"><text:span text:style-name="T4"><text:tab/><text:tab/></text:span><text:span text:style-name="T2">if</text:span><text:span text:style-name="T4"> (</text:span><text:span text:style-name="T10">max</text:span><text:span text:style-name="T4"> &lt; </text:span><text:span text:style-name="T9">noInterne</text:span><text:span text:style-name="T4">) </text:span><text:span text:style-name="T10">max</text:span><text:span text:style-name="T4"> = </text:span><text:span text:style-name="T9">noInterne</text:span><text:span text:style-name="T4">;</text:span></text:p>
      <text:p text:style-name="P6"><text:span text:style-name="T4"><text:tab/><text:tab/></text:span><text:span text:style-name="T2">if</text:span><text:span text:style-name="T4">(</text:span><text:span text:style-name="T9">suivantInterne</text:span><text:span text:style-name="T4"> = </text:span><text:span text:style-name="T10">initiateur</text:span><text:span text:style-name="T4">) </text:span><text:span text:style-name="T2">return</text:span><text:span text:style-name="T4"> </text:span><text:span text:style-name="T10">max</text:span><text:span text:style-name="T4">;</text:span></text:p>
      <text:p text:style-name="P6"><text:span text:style-name="T4"><text:tab/><text:tab/></text:span><text:span text:style-name="T2">else</text:span><text:span text:style-name="T4"> </text:span><text:span text:style-name="T2">return</text:span><text:span text:style-name="T4"> </text:span><text:span text:style-name="T9">suivantInterne</text:span><text:span text:style-name="T4">.election(</text:span><text:span text:style-name="T10">max</text:span><text:span text:style-name="T4">, </text:span><text:span text:style-name="T10">initiateur</text:span><text:span text:style-name="T4">);</text:span></text:p>
      <text:p text:style-name="P8"><text:span text:style-name="T7"><text:tab/>}</text:span></text:p>
      <text:p text:style-name="P8"><text:span text:style-name="T7">}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7M55S</meta:editing-duration>
    <meta:editing-cycles>5</meta:editing-cycles>
    <meta:generator>OpenOffice/4.1.1$Win32 OpenOffice.org_project/411m6$Build-9775</meta:generator>
    <dc:date>2016-03-08T16:43:57.46</dc:date>
    <meta:document-statistic meta:table-count="0" meta:image-count="0" meta:object-count="0" meta:page-count="1" meta:paragraph-count="29" meta:word-count="193" meta:character-count="1265"/>
    <meta:user-defined meta:name="Info 1"/>
    <meta:user-defined meta:name="Info 2"/>
    <meta:user-defined meta:name="Info 3"/>
    <meta:user-defined meta:name="Info 4"/>
  </office:meta>
</office:document-meta>
</file>